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0c08c6" officeooo:paragraph-rsid="000c08c6" fo:background-color="transparent"/>
    </style:style>
    <style:style style:name="P2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transparent"/>
    </style:style>
    <style:style style:name="P3" style:family="paragraph" style:parent-style-name="Standard">
      <style:text-properties style:use-window-font-color="true" fo:background-color="transparent"/>
    </style:style>
    <style:style style:name="P4" style:family="paragraph" style:parent-style-name="Standard">
      <style:paragraph-properties style:line-height-at-least="0.198in"/>
      <style:text-properties style:use-window-font-color="true" fo:background-color="transparent"/>
    </style:style>
    <style:style style:name="P5" style:family="paragraph" style:parent-style-name="Standard" style:master-page-name="">
      <loext:graphic-properties draw:fill="none"/>
      <style:paragraph-properties fo:margin-left="0.5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6" style:family="paragraph" style:parent-style-name="Standard">
      <loext:graphic-properties draw:fill="none"/>
      <style:paragraph-properties fo:margin-left="0.5in" fo:margin-right="0in" style:line-height-at-least="0.198in" fo:text-indent="0in" style:auto-text-indent="false" fo:background-color="transparent"/>
      <style:text-properties style:use-window-font-color="true" fo:background-color="transparent"/>
    </style:style>
    <style:style style:name="P7" style:family="paragraph" style:parent-style-name="Standard">
      <loext:graphic-properties draw:fill="none"/>
      <style:paragraph-properties fo:margin-left="0.5in" fo:margin-right="0in" style:line-height-at-least="0.198in" fo:text-indent="0in" style:auto-text-indent="false" fo:background-color="transparent"/>
      <style:text-properties style:use-window-font-color="true" style:font-name="Droid Sans Mono" fo:font-size="10.5pt" fo:font-weight="normal" fo:background-color="transparent"/>
    </style:style>
    <style:style style:name="P8" style:family="paragraph" style:parent-style-name="Standard">
      <loext:graphic-properties draw:fill="none"/>
      <style:paragraph-properties fo:margin-left="0.5in" fo:margin-right="0in" style:line-height-at-least="0.198in" fo:text-indent="0in" style:auto-text-indent="false" fo:background-color="transparent">
        <style:tab-stops>
          <style:tab-stop style:position="0.1354in"/>
        </style:tab-stops>
      </style:paragraph-properties>
      <style:text-properties style:use-window-font-color="true" style:font-name="Droid Sans Mono" fo:font-size="10.5pt" fo:font-weight="normal" fo:background-color="transparent"/>
    </style:style>
    <style:style style:name="P9" style:family="paragraph" style:parent-style-name="Standard" style:master-page-name="">
      <loext:graphic-properties draw:fill="none"/>
      <style:paragraph-properties fo:margin-left="0.5in" fo:margin-right="0in" style:line-height-at-least="0.198in" fo:text-indent="0in" style:auto-text-indent="false" style:page-number="auto" fo:background-color="transparent">
        <style:tab-stops>
          <style:tab-stop style:position="0.1354in"/>
        </style:tab-stops>
      </style:paragraph-properties>
      <style:text-properties style:use-window-font-color="true" style:font-name="Droid Sans Mono" fo:font-size="10.5pt" fo:font-weight="normal" fo:background-color="transparent"/>
    </style:style>
    <style:style style:name="P10" style:family="paragraph" style:parent-style-name="Standard" style:master-page-name="">
      <loext:graphic-properties draw:fill="none"/>
      <style:paragraph-properties fo:margin-left="0.5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11" style:family="paragraph" style:parent-style-name="Standard" style:master-page-name="">
      <loext:graphic-properties draw:fill="none"/>
      <style:paragraph-properties fo:margin-left="0.5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12" style:family="paragraph" style:parent-style-name="Standard" style:master-page-name="">
      <loext:graphic-properties draw:fill="none"/>
      <style:paragraph-properties fo:margin-left="0.5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13" style:family="paragraph" style:parent-style-name="Standard" style:master-page-name="">
      <loext:graphic-properties draw:fill="none"/>
      <style:paragraph-properties fo:margin-left="1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14" style:family="paragraph" style:parent-style-name="Standard">
      <loext:graphic-properties draw:fill="none"/>
      <style:paragraph-properties fo:margin-left="1in" fo:margin-right="0in" style:line-height-at-least="0.198in" fo:text-indent="0in" style:auto-text-indent="false" fo:background-color="transparent"/>
      <style:text-properties style:use-window-font-color="true" style:font-name="Droid Sans Mono" fo:font-size="10.5pt" fo:font-weight="normal" fo:background-color="transparent"/>
    </style:style>
    <style:style style:name="P15" style:family="paragraph" style:parent-style-name="Standard" style:master-page-name="">
      <loext:graphic-properties draw:fill="none"/>
      <style:paragraph-properties fo:margin-left="1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16" style:family="paragraph" style:parent-style-name="Standard" style:master-page-name="">
      <loext:graphic-properties draw:fill="none"/>
      <style:paragraph-properties fo:margin-left="1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17" style:family="paragraph" style:parent-style-name="Standard" style:master-page-name="">
      <loext:graphic-properties draw:fill="none"/>
      <style:paragraph-properties fo:margin-left="1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18" style:family="paragraph" style:parent-style-name="Standard" style:master-page-name="">
      <loext:graphic-properties draw:fill="none"/>
      <style:paragraph-properties fo:margin-left="1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19" style:family="paragraph" style:parent-style-name="Standard" style:master-page-name="">
      <loext:graphic-properties draw:fill="none"/>
      <style:paragraph-properties fo:margin-left="1.5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officeooo:paragraph-rsid="000c08c6" fo:background-color="transparent"/>
    </style:style>
    <style:style style:name="P20" style:family="paragraph" style:parent-style-name="Standard">
      <loext:graphic-properties draw:fill="none"/>
      <style:paragraph-properties fo:margin-left="1.5in" fo:margin-right="0in" style:line-height-at-least="0.198in" fo:text-indent="0in" style:auto-text-indent="false" fo:background-color="transparent"/>
      <style:text-properties style:use-window-font-color="true" style:font-name="Droid Sans Mono" fo:font-size="10.5pt" fo:font-weight="normal" fo:background-color="transparent"/>
    </style:style>
    <style:style style:name="P21" style:family="paragraph" style:parent-style-name="Standard" style:master-page-name="">
      <loext:graphic-properties draw:fill="none"/>
      <style:paragraph-properties fo:margin-left="1.5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22" style:family="paragraph" style:parent-style-name="Standard" style:master-page-name="">
      <loext:graphic-properties draw:fill="none"/>
      <style:paragraph-properties fo:margin-left="1.5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23" style:family="paragraph" style:parent-style-name="Standard" style:master-page-name="">
      <loext:graphic-properties draw:fill="none"/>
      <style:paragraph-properties fo:margin-left="1.5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24" style:family="paragraph" style:parent-style-name="Standard" style:master-page-name="">
      <loext:graphic-properties draw:fill="none"/>
      <style:paragraph-properties fo:margin-left="1.5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25" style:family="paragraph" style:parent-style-name="Standard" style:master-page-name="">
      <loext:graphic-properties draw:fill="none"/>
      <style:paragraph-properties fo:margin-left="1.5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26" style:family="paragraph" style:parent-style-name="Standard" style:master-page-name="">
      <loext:graphic-properties draw:fill="none"/>
      <style:paragraph-properties fo:margin-left="1.5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27" style:family="paragraph" style:parent-style-name="Standard">
      <loext:graphic-properties draw:fill="none"/>
      <style:paragraph-properties fo:margin-left="2in" fo:margin-right="0in" style:line-height-at-least="0.198in" fo:text-indent="0in" style:auto-text-indent="false" fo:background-color="transparent"/>
      <style:text-properties style:use-window-font-color="true" style:font-name="Droid Sans Mono" fo:font-size="10.5pt" fo:font-weight="normal" fo:background-color="transparent"/>
    </style:style>
    <style:style style:name="P28" style:family="paragraph" style:parent-style-name="Standard">
      <loext:graphic-properties draw:fill="none"/>
      <style:paragraph-properties fo:margin-left="2in" fo:margin-right="0in" style:line-height-at-least="0.198in" fo:text-indent="0in" style:auto-text-indent="false" fo:background-color="transparent"/>
      <style:text-properties style:use-window-font-color="true" fo:background-color="transparent"/>
    </style:style>
    <style:style style:name="P29" style:family="paragraph" style:parent-style-name="Standard" style:master-page-name="">
      <loext:graphic-properties draw:fill="none"/>
      <style:paragraph-properties fo:margin-left="2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30" style:family="paragraph" style:parent-style-name="Standard" style:master-page-name="">
      <loext:graphic-properties draw:fill="none"/>
      <style:paragraph-properties fo:margin-left="2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31" style:family="paragraph" style:parent-style-name="Standard" style:master-page-name="">
      <loext:graphic-properties draw:fill="none"/>
      <style:paragraph-properties fo:margin-left="2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32" style:family="paragraph" style:parent-style-name="Standard" style:master-page-name="">
      <loext:graphic-properties draw:fill="none"/>
      <style:paragraph-properties fo:margin-left="2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33" style:family="paragraph" style:parent-style-name="Standard" style:master-page-name="">
      <loext:graphic-properties draw:fill="none"/>
      <style:paragraph-properties fo:margin-left="2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34" style:family="paragraph" style:parent-style-name="Standard" style:master-page-name="">
      <loext:graphic-properties draw:fill="none"/>
      <style:paragraph-properties fo:margin-left="2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35" style:family="paragraph" style:parent-style-name="Standard" style:master-page-name="">
      <loext:graphic-properties draw:fill="none"/>
      <style:paragraph-properties fo:margin-left="0.25in" fo:margin-right="0in" style:line-height-at-least="0.198in" fo:text-indent="0in" style:auto-text-indent="false" style:page-number="auto" fo:background-color="transparent">
        <style:tab-stops>
          <style:tab-stop style:position="0.1354in"/>
        </style:tab-stops>
      </style:paragraph-properties>
      <style:text-properties style:use-window-font-color="true" style:font-name="Droid Sans Mono" fo:font-size="10.5pt" fo:font-weight="normal" fo:background-color="transparent"/>
    </style:style>
    <style:style style:name="P36" style:family="paragraph" style:parent-style-name="Standard">
      <loext:graphic-properties draw:fill="none"/>
      <style:paragraph-properties fo:margin-left="0.25in" fo:margin-right="0in" style:line-height-at-least="0.198in" fo:text-indent="0in" style:auto-text-indent="false" fo:background-color="transparent">
        <style:tab-stops>
          <style:tab-stop style:position="0.1354in"/>
        </style:tab-stops>
      </style:paragraph-properties>
      <style:text-properties style:use-window-font-color="true" style:font-name="Droid Sans Mono" fo:font-size="10.5pt" fo:font-weight="normal" fo:background-color="transparent"/>
    </style:style>
    <style:style style:name="P37" style:family="paragraph" style:parent-style-name="Standard" style:master-page-name="">
      <loext:graphic-properties draw:fill="none"/>
      <style:paragraph-properties fo:margin-left="0.4366in" fo:margin-right="0in" style:line-height-at-least="0.198in" fo:text-indent="0in" style:auto-text-indent="false" style:page-number="auto" fo:background-color="transparent">
        <style:tab-stops>
          <style:tab-stop style:position="0.1354in"/>
        </style:tab-stops>
      </style:paragraph-properties>
      <style:text-properties style:use-window-font-color="true" style:font-name="Droid Sans Mono" fo:font-size="10.5pt" fo:font-weight="normal" fo:background-color="transparent"/>
    </style:style>
    <style:style style:name="P38" style:family="paragraph" style:parent-style-name="Standard">
      <loext:graphic-properties draw:fill="none"/>
      <style:paragraph-properties fo:margin-left="0.75in" fo:margin-right="0in" style:line-height-at-least="0.198in" fo:text-indent="0in" style:auto-text-indent="false" fo:background-color="transparent">
        <style:tab-stops/>
      </style:paragraph-properties>
      <style:text-properties style:use-window-font-color="true" style:font-name="Droid Sans Mono" fo:font-size="10.5pt" fo:font-weight="normal" fo:background-color="transparent"/>
    </style:style>
    <style:style style:name="P39" style:family="paragraph" style:parent-style-name="Standard" style:master-page-name="">
      <loext:graphic-properties draw:fill="none"/>
      <style:paragraph-properties fo:margin-left="0.75in" fo:margin-right="0in" style:line-height-at-least="0.198in" fo:text-indent="0in" style:auto-text-indent="false" style:page-number="auto" fo:background-color="transparent">
        <style:tab-stops/>
      </style:paragraph-properties>
      <style:text-properties style:use-window-font-color="true" style:font-name="Droid Sans Mono" fo:font-size="10.5pt" fo:font-weight="normal" fo:background-color="transparent"/>
    </style:style>
    <style:style style:name="P40" style:family="paragraph" style:parent-style-name="Standard" style:master-page-name="">
      <loext:graphic-properties draw:fill="none"/>
      <style:paragraph-properties fo:margin-left="0.6252in" fo:margin-right="0in" style:line-height-at-least="0.198in" fo:text-indent="0in" style:auto-text-indent="false" style:page-number="auto" fo:background-color="transparent">
        <style:tab-stops>
          <style:tab-stop style:position="0.1354in"/>
        </style:tab-stops>
      </style:paragraph-properties>
      <style:text-properties style:use-window-font-color="true" style:font-name="Droid Sans Mono" fo:font-size="10.5pt" fo:font-weight="normal" fo:background-color="transparent"/>
    </style:style>
    <style:style style:name="P41" style:family="paragraph" style:parent-style-name="Standard" style:master-page-name="">
      <loext:graphic-properties draw:fill="none"/>
      <style:paragraph-properties fo:margin-left="2.5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42" style:family="paragraph" style:parent-style-name="Standard">
      <loext:graphic-properties draw:fill="none"/>
      <style:paragraph-properties fo:margin-left="2.5in" fo:margin-right="0in" style:line-height-at-least="0.198in" fo:text-indent="0in" style:auto-text-indent="false" fo:background-color="transparent"/>
      <style:text-properties style:use-window-font-color="true" style:font-name="Droid Sans Mono" fo:font-size="10.5pt" fo:font-style="italic" fo:font-weight="normal" fo:background-color="transparent"/>
    </style:style>
    <style:style style:name="P43" style:family="paragraph" style:parent-style-name="Standard">
      <loext:graphic-properties draw:fill="none"/>
      <style:paragraph-properties fo:margin-left="2.5in" fo:margin-right="0in" style:line-height-at-least="0.198in" fo:text-indent="0in" style:auto-text-indent="false" fo:background-color="transparent"/>
      <style:text-properties style:use-window-font-color="true" style:font-name="Droid Sans Mono" fo:font-size="10.5pt" fo:font-weight="normal" fo:background-color="transparent"/>
    </style:style>
    <style:style style:name="P44" style:family="paragraph" style:parent-style-name="Standard" style:master-page-name="">
      <loext:graphic-properties draw:fill="none"/>
      <style:paragraph-properties fo:margin-left="2.5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45" style:family="paragraph" style:parent-style-name="Standard" style:master-page-name="">
      <loext:graphic-properties draw:fill="none"/>
      <style:paragraph-properties fo:margin-left="2.5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46" style:family="paragraph" style:parent-style-name="Standard" style:master-page-name="">
      <loext:graphic-properties draw:fill="none"/>
      <style:paragraph-properties fo:margin-left="2.5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47" style:family="paragraph" style:parent-style-name="Standard" style:master-page-name="">
      <loext:graphic-properties draw:fill="none"/>
      <style:paragraph-properties fo:margin-left="2.5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48" style:family="paragraph" style:parent-style-name="Standard">
      <style:paragraph-properties fo:margin-top="0in" fo:margin-bottom="0.1965in" loext:contextual-spacing="false" style:line-height-at-least="0.198in"/>
      <style:text-properties style:use-window-font-color="true" style:font-name="Droid Sans Mono" fo:font-size="10.5pt" fo:font-weight="normal" fo:background-color="transparent"/>
    </style:style>
    <style:style style:name="P49" style:family="paragraph" style:parent-style-name="Standard" style:master-page-name="">
      <loext:graphic-properties draw:fill="none"/>
      <style:paragraph-properties fo:margin-left="1.5618in" fo:margin-right="0in" style:line-height-at-least="0.198in" fo:text-indent="0in" style:auto-text-indent="false" style:page-number="auto" fo:background-color="transparent"/>
      <style:text-properties style:use-window-font-color="true" style:font-name="Droid Sans Mono" fo:font-size="10.5pt" fo:font-weight="normal" fo:background-color="transparent"/>
    </style:style>
    <style:style style:name="P50" style:family="paragraph" style:parent-style-name="Standard">
      <loext:graphic-properties draw:fill="none"/>
      <style:paragraph-properties fo:margin-left="1.5618in" fo:margin-right="0in" style:line-height-at-least="0.198in" fo:text-indent="0in" style:auto-text-indent="false" fo:background-color="transparent"/>
      <style:text-properties style:use-window-font-color="true" style:font-name="Droid Sans Mono" fo:font-size="10.5pt" fo:font-weight="normal" fo:background-color="transparent"/>
    </style:style>
    <style:style style:name="T1" style:family="text">
      <style:text-properties fo:font-style="italic"/>
    </style:style>
    <style:style style:name="T2" style:family="text">
      <style:text-properties fo:color="#d55fde"/>
    </style:style>
    <style:style style:name="T3" style:family="text">
      <style:text-properties fo:color="#ef596f"/>
    </style:style>
    <style:style style:name="T4" style:family="text">
      <style:text-properties fo:color="#ef596f" fo:font-style="italic"/>
    </style:style>
    <style:style style:name="T5" style:family="text">
      <style:text-properties fo:color="#e5c07b"/>
    </style:style>
    <style:style style:name="T6" style:family="text">
      <style:text-properties fo:color="#61afef"/>
    </style:style>
    <style:style style:name="T7" style:family="text">
      <style:text-properties fo:color="#2bbac5"/>
    </style:style>
    <style:style style:name="T8" style:family="text">
      <style:text-properties fo:color="#d19a66"/>
    </style:style>
    <style:style style:name="T9" style:family="text">
      <style:text-properties fo:color="#89ca78"/>
    </style:style>
    <style:style style:name="T10" style:family="text">
      <style:text-properties style:font-name="Droid Sans Mono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TCPEchoServer.java</text:p>
      <text:p text:style-name="P1"/>
      <text:p text:style-name="P2">import java.io.*;</text:p>
      <text:p text:style-name="P2">import java.net.*;</text:p>
      <text:p text:style-name="P2">import java.util.*;</text:p>
      <text:p text:style-name="P4"/>
      <text:p text:style-name="P2">public class PTCPEchoServer {</text:p>
      <text:p text:style-name="P5">public final static int defaultPort = 2019;</text:p>
      <text:p text:style-name="P6"/>
      <text:p text:style-name="P7">public static void main(String <text:span text:style-name="T1">args</text:span>[]) {</text:p>
      <text:p text:style-name="P13">try {</text:p>
      <text:p text:style-name="P19">ServerSocket ss = new ServerSocket(defaultPort);</text:p>
      <text:p text:style-name="P20">System.out.println("server socket is running");</text:p>
      <text:p text:style-name="P20">while (true) {</text:p>
      <text:p text:style-name="P29">try {</text:p>
      <text:p text:style-name="P41">Socket s = ss.accept();</text:p>
      <text:p text:style-name="P42">// Tao xu ly</text:p>
      <text:p text:style-name="P43">RequestProcessing rq = new RequestProcessing(s);</text:p>
      <text:p text:style-name="P43">rq.start();</text:p>
      <text:p text:style-name="P29">} catch(IOException <text:span text:style-name="T1">e</text:span>) {</text:p>
      <text:p text:style-name="P41">System.out.println("connection Error: " + e);</text:p>
      <text:p text:style-name="P29">}</text:p>
      <text:p text:style-name="P20">}</text:p>
      <text:p text:style-name="P14">} catch (Exception <text:span text:style-name="T1">e</text:span>) {</text:p>
      <text:p text:style-name="P21">System.out.println("Creat Socket Error: " + e);</text:p>
      <text:p text:style-name="P14">}</text:p>
      <text:p text:style-name="P7">}</text:p>
      <text:p text:style-name="P2">}</text:p>
      <text:p text:style-name="P3"/>
      <text:p text:style-name="P3">RequestProcessing.java</text:p>
      <text:p text:style-name="P3"/>
      <text:p text:style-name="P2">import java.io.*;</text:p>
      <text:p text:style-name="P2">import java.net.*;</text:p>
      <text:p text:style-name="P2">class RequestProcessing extends Thread</text:p>
      <text:p text:style-name="P2">{</text:p>
      <text:p text:style-name="P5">private Socket s;</text:p>
      <text:p text:style-name="P7">public RequestProcessing(Socket <text:span text:style-name="T1">s1</text:span>) {</text:p>
      <text:p text:style-name="P13">s = s1;</text:p>
      <text:p text:style-name="P7">}</text:p>
      <text:p text:style-name="P7">public void run() {</text:p>
      <text:p text:style-name="P13">try {</text:p>
      <text:p text:style-name="P21">OutputStream os = s.getOutputStream();</text:p>
      <text:p text:style-name="P20">InputStream is = s.getInputStream();</text:p>
      <text:p text:style-name="P20">int ch = 0;</text:p>
      <text:p text:style-name="P20">while(true) {</text:p>
      <text:p text:style-name="P29">ch = is.read();</text:p>
      <text:p text:style-name="P27">if(ch == -1) break;</text:p>
      <text:p text:style-name="P27">os.write(ch);</text:p>
      <text:p text:style-name="P20">}</text:p>
      <text:p text:style-name="P20">s.close();</text:p>
      <text:p text:style-name="P14">}</text:p>
      <text:p text:style-name="P14"><text:soft-page-break/>catch (IOException <text:span text:style-name="T1">e</text:span>) {</text:p>
      <text:p text:style-name="P21">System.err.println("Processing Error: " + e);</text:p>
      <text:p text:style-name="P14">}</text:p>
      <text:p text:style-name="P7">}</text:p>
      <text:p text:style-name="P2">}</text:p>
      <text:p text:style-name="P2"/>
      <text:p text:style-name="P4">STCPEchoServer.java</text:p>
      <text:p text:style-name="P4"/>
      <text:p text:style-name="P2">import java.io.*;</text:p>
      <text:p text:style-name="P2">import java.net.*;</text:p>
      <text:p text:style-name="P2">import java.util.*;</text:p>
      <text:p text:style-name="P4"/>
      <text:p text:style-name="P2">public class STCPEchoServer {</text:p>
      <text:p text:style-name="P5">public final static int defaultPort = 8080;</text:p>
      <text:p text:style-name="P6"/>
      <text:p text:style-name="P7">public static void main(String <text:span text:style-name="T1">args</text:span>[]) {</text:p>
      <text:p text:style-name="P13">try {</text:p>
      <text:p text:style-name="P21">ServerSocket ss = new ServerSocket(8080);</text:p>
      <text:p text:style-name="P20">System.out.println("server socket is running");</text:p>
      <text:p text:style-name="P20">while (true) {</text:p>
      <text:p text:style-name="P29">Socket s = ss.accept();</text:p>
      <text:p text:style-name="P27">OutputStream os = s.getOutputStream();</text:p>
      <text:p text:style-name="P27">InputStream is = s.getInputStream();</text:p>
      <text:p text:style-name="P27">int ch = 0;</text:p>
      <text:p text:style-name="P27">while (true) {</text:p>
      <text:p text:style-name="P41">ch = is.read();</text:p>
      <text:p text:style-name="P43">if (ch == -1)</text:p>
      <text:p text:style-name="P43">break;</text:p>
      <text:p text:style-name="P43">System.out.print((char) ch);</text:p>
      <text:p text:style-name="P43">os.write(ch);</text:p>
      <text:p text:style-name="P27">}</text:p>
      <text:p text:style-name="P28"><text:span text:style-name="T10">s.close();</text:span></text:p>
      <text:p text:style-name="P20">}</text:p>
      <text:p text:style-name="P14">} catch (Exception <text:span text:style-name="T1">e</text:span>) {</text:p>
      <text:p text:style-name="P21">System.out.print(e.toString());</text:p>
      <text:p text:style-name="P14">}</text:p>
      <text:p text:style-name="P7">}</text:p>
      <text:p text:style-name="P2">}</text:p>
      <text:p text:style-name="P2"/>
      <text:p text:style-name="P4">TCPEchoClient.java</text:p>
      <text:p text:style-name="P4"/>
      <text:p text:style-name="P2">import java.io.*;</text:p>
      <text:p text:style-name="P2">import java.net.*;</text:p>
      <text:p text:style-name="P2">import java.util.*;</text:p>
      <text:p text:style-name="P4"/>
      <text:p text:style-name="P2">public class TCPEchoClient {</text:p>
      <text:p text:style-name="P5">public static void main(String <text:span text:style-name="T1">args</text:span>[]) {</text:p>
      <text:p text:style-name="P13">try {</text:p>
      <text:p text:style-name="P49">Socket s = new Socket(args[0], Integer.parseInt(args[1]));</text:p>
      <text:p text:style-name="P50">InputStream is = s.getInputStream();</text:p>
      <text:p text:style-name="P50">OutputStream os = s.getOutputStream();</text:p>
      <text:p text:style-name="P50"><text:soft-page-break/>while (true) {</text:p>
      <text:p text:style-name="P29">BufferedReader br = new BufferedReader(new InputStreamReader(System.in));</text:p>
      <text:p text:style-name="P27">String theString = br.readLine();</text:p>
      <text:p text:style-name="P27">byte[] data = theString.getBytes();</text:p>
      <text:p text:style-name="P27">String quit = new String("quit");</text:p>
      <text:p text:style-name="P27">if (Arrays.equals(quit.getBytes(), data)) {</text:p>
      <text:p text:style-name="P41">System.out.println("Quit");</text:p>
      <text:p text:style-name="P43">break;</text:p>
      <text:p text:style-name="P27">}</text:p>
      <text:p text:style-name="P27">for (int i = 0; i &lt; data.length; i++) {</text:p>
      <text:p text:style-name="P41">os.write(data[i]);</text:p>
      <text:p text:style-name="P43">int ch = is.read();</text:p>
      <text:p text:style-name="P43">System.out.print((char) ch);</text:p>
      <text:p text:style-name="P27">}</text:p>
      <text:p text:style-name="P27">System.out.println();</text:p>
      <text:p text:style-name="P50">}</text:p>
      <text:p text:style-name="P50">s.close();</text:p>
      <text:p text:style-name="P14">} catch (Exception <text:span text:style-name="T1">e</text:span>) {</text:p>
      <text:p text:style-name="P21">System.out.print(e.toString());</text:p>
      <text:p text:style-name="P14">}</text:p>
      <text:p text:style-name="P7">}</text:p>
      <text:p text:style-name="P2">}</text:p>
      <text:p text:style-name="P4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02in" fo:margin-right="0.7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4:17:29.793415709</meta:creation-date>
    <dc:date>2019-11-17T14:49:20.482873425</dc:date>
    <meta:editing-duration>PT22M36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3" meta:paragraph-count="112" meta:word-count="315" meta:character-count="2246" meta:non-whitespace-character-count="2043"/>
  </office:meta>
</office:document-meta>
</file>